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B0000010CF417296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4.684cm" svg:height="7.091cm" draw:z-index="0"><draw:image xlink:href="Pictures/100000000000022B0000010CF417296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nhard Selymes</meta:initial-creator>
    <meta:creation-date>2013-03-20T14:17:56.49</meta:creation-date>
    <meta:document-statistic meta:table-count="0" meta:image-count="1" meta:object-count="0" meta:page-count="1" meta:paragraph-count="0" meta:word-count="0" meta:character-count="0"/>
    <dc:date>2013-03-20T14:18:27.63</dc:date>
    <dc:creator>Bernhard Selymes</dc:creator>
    <meta:editing-duration>PT31S</meta:editing-duration>
    <meta:editing-cycles>1</meta:editing-cycles>
    <meta:generator>OpenOffice.org/3.3$Win32 OpenOffice.org_project/330m20$Build-9567</meta:generator>
  </office:meta>
</office:document-meta>
</file>